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Narrow1" svg:font-family="'Arial Narrow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</office:font-face-decls>
  <office:automatic-styles>
    <style:style style:name="CV_5f_TABLE" style:display-name="CV_TABLE" style:family="table" style:master-page-name="CV_20_Page">
      <style:table-properties style:width="19.001cm" style:page-number="auto" table:align="margins" style:writing-mode="lr-tb"/>
    </style:style>
    <style:style style:name="CV_5f_TABLE.A" style:display-name="CV_TABLE.A" style:family="table-column">
      <style:table-column-properties style:column-width="4.999cm" style:rel-column-width="17243*"/>
    </style:style>
    <style:style style:name="CV_5f_TABLE.B" style:display-name="CV_TABLE.B" style:family="table-column">
      <style:table-column-properties style:column-width="0.499cm" style:rel-column-width="1721*"/>
    </style:style>
    <style:style style:name="CV_5f_TABLE.C" style:display-name="CV_TABLE.C" style:family="table-column">
      <style:table-column-properties style:column-width="13.503cm" style:rel-column-width="46571*"/>
    </style:style>
    <style:style style:name="CV_5f_TABLE.1" style:display-name="CV_TABLE.1" style:family="table-row">
      <style:table-row-properties style:row-height="1.499cm"/>
    </style:style>
    <style:style style:name="CV_5f_TABLE.A1" style:display-name="CV_TABLE.A1" style:family="table-cell">
      <style:table-cell-properties style:vertical-align="top" fo:padding-left="0cm" fo:padding-right="0cm" fo:padding-top="0.071cm" fo:padding-bottom="0.071cm" fo:border="none"/>
    </style:style>
    <style:style style:name="CV_5f_TABLE.B1.1" style:display-name="CV_TABLE.B1.1" style:family="table-row">
      <style:table-row-properties style:row-height="0.75cm"/>
    </style:style>
    <style:style style:name="CV_5f_TABLE.B1.1.2" style:display-name="CV_TABLE.B1.1.2" style:family="table-cell">
      <style:table-cell-properties style:vertical-align="top" fo:padding-left="0cm" fo:padding-right="0cm" fo:padding-top="0.071cm" fo:padding-bottom="0.071cm" fo:border-left="none" fo:border-right="0.05pt solid #000000" fo:border-top="0.05pt solid #000000" fo:border-bottom="none"/>
    </style:style>
    <style:style style:name="P1" style:family="paragraph" style:parent-style-name="CV_20_Heading_20_3">
      <style:text-properties fo:language="en" fo:country="GB"/>
    </style:style>
    <style:style style:name="P2" style:family="paragraph" style:parent-style-name="CV_20_Normal">
      <style:text-properties fo:language="en" fo:country="GB"/>
    </style:style>
    <style:style style:name="P3" style:family="paragraph" style:parent-style-name="CV_20_Title">
      <style:text-properties fo:language="en" fo:country="GB"/>
    </style:style>
    <style:style style:name="P4" style:family="paragraph" style:parent-style-name="CV_20_Spacer">
      <style:text-properties fo:language="en" fo:country="GB"/>
    </style:style>
    <style:style style:name="T1" style:family="text">
      <style:text-properties style:font-name="Arial Narrow1" fo:font-size="12pt"/>
    </style:style>
    <style:style style:name="T2" style:family="text">
      <style:text-properties style:font-name="Arial Narrow1" fo:font-size="12pt" style:font-size-asian="12pt" style:font-size-complex="12pt"/>
    </style:style>
    <style:style style:name="T3" style:family="text">
      <style:text-properties style:font-name="Arial Narrow1" fo:font-size="11pt"/>
    </style: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row table:style-name="CV_5f_TABLE.1">
          <table:table-cell table:style-name="CV_5f_TABLE.A1" office:value-type="string">
            <text:p text:style-name="P1"><text:s/></text:p>
            <text:p text:style-name="P2"/>
          </table:table-cell>
          <table:table-cell>
            <table:table table:is-sub-table="true">
              <table:table-column table:style-name="CV_5f_TABLE.B"/>
              <table:table-row table:style-name="CV_5f_TABLE.B1.1">
                <table:table-cell table:style-name="CV_5f_TABLE.A1" office:value-type="string">
                  <text:p text:style-name="P2"/>
                </table:table-cell>
              </table:table-row>
              <table:table-row table:style-name="CV_5f_TABLE.B1.1">
                <table:table-cell table:style-name="CV_5f_TABLE.B1.1.2" office:value-type="string">
                  <text:p text:style-name="P2"/>
                </table:table-cell>
              </table:table-row>
            </table:table>
          </table:table-cell>
          <table:table-cell table:style-name="CV_5f_TABLE.A1" office:value-type="string">
            <text:p text:style-name="P2"/>
          </table:table-cell>
        </table:table-row>
      </table:table>
      <text:p text:style-name="CV_20_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Narrow1" svg:font-family="'Arial Narrow'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loext:graphic-properties draw:fill="none" draw:fill-color="#99ccff"/>
      <style:paragraph-properties fo:orphans="2" fo:widows="2" fo:background-color="transparent" style:writing-mode="lr-tb">
        <style:tab-stops/>
      </style:paragraph-properties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loext:contextual-spacing="false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 loext:contextual-spacing="false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 loext:contextual-spacing="false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 loext:contextual-spacing="false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 loext:contextual-spacing="false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 loext:contextual-spacing="false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 loext:contextual-spacing="false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501cm" fo:margin-bottom="1.2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CV_20_Footer_20_Right"/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5.0.0.alpha0$Windows_X86_64 LibreOffice_project/0ad51b30556f96bff0d78cc540781416c1ea6b8b</meta:generator>
    <dc:title>Europass Curriculum Vitae</dc:title>
    <meta:initial-creator>PHT</meta:initial-creator>
    <meta:creation-date>2005-01-21T11:29:00</meta:creation-date>
    <dc:date>2019-12-31T10:44:46.901000000</dc:date>
    <meta:print-date>2005-09-22T16:04:37</meta:print-date>
    <meta:editing-cycles>259</meta:editing-cycles>
    <meta:editing-duration>PT9H35M38S</meta:editing-duration>
    <meta:document-statistic meta:table-count="1" meta:image-count="0" meta:object-count="0" meta:page-count="1" meta:paragraph-count="1" meta:word-count="0" meta:character-count="1" meta:non-whitespace-character-count="0"/>
    <meta:user-defined meta:name="Info 1"/>
    <meta:user-defined meta:name="Info 2"/>
    <meta:user-defined meta:name="Info 3"/>
    <meta:user-defined meta:name="Info 4"/>
  </office:meta>
</office:document-meta>
</file>